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199C41268E4E9C66BF5.png" manifest:media-type="image/png"/>
  <manifest:file-entry manifest:full-path="Pictures/10000000000002EE000001A64D4B583AE9882854.png" manifest:media-type="image/png"/>
  <manifest:file-entry manifest:full-path="Pictures/100000000000032A000001B39001BF1D243DD8FF.png" manifest:media-type="image/png"/>
  <manifest:file-entry manifest:full-path="Pictures/10000000000004D4000002BB97EE15C6ABA5E9C1.png" manifest:media-type="image/png"/>
  <manifest:file-entry manifest:full-path="Pictures/10000000000002D00000019F601E0E7F7BF2B2F6.png" manifest:media-type="image/png"/>
  <manifest:file-entry manifest:full-path="Pictures/1000000000000328000001BBE52D0F33230A8362.png" manifest:media-type="image/png"/>
  <manifest:file-entry manifest:full-path="Pictures/100000000000032A000001B4153EF03ABC7FA21C.png" manifest:media-type="image/png"/>
  <manifest:file-entry manifest:full-path="Pictures/100000000000031B000001BA65DAC99D9B069CCA.png" manifest:media-type="image/png"/>
  <manifest:file-entry manifest:full-path="Pictures/1000000000000329000001B60DAC9F3064A2D3DF.png" manifest:media-type="image/png"/>
  <manifest:file-entry manifest:full-path="Pictures/10000000000002E5000001AC8C0AE1EBA7AF5B39.png" manifest:media-type="image/png"/>
  <manifest:file-entry manifest:full-path="Pictures/10000000000002D000000199778CDCEBC9495697.png" manifest:media-type="image/png"/>
  <manifest:file-entry manifest:full-path="Pictures/1000000000000330000001919FCBC0BF620396D2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uercus Installation/startup in pictures 8/31/2022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The following slides show a shell session during the build, install and startup steps for the Quercus software and firmware and the browser view of the Aardvark software running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>
        <office:forms form:automatic-focus="false" form:apply-design-mode="false"/>
        <draw:frame draw:style-name="gr2" draw:text-style-name="P2" draw:layer="layout" svg:width="27.999cm" svg:height="13.758cm" svg:x="0.06cm" svg:y="1.021cm">
          <draw:image xlink:href="Pictures/1000000000000330000001919FCBC0BF620396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26.136cm" svg:height="15.096cm" svg:x="0.992cm" svg:y="0.352cm">
          <draw:image xlink:href="Pictures/10000000000002E5000001AC8C0AE1EBA7AF5B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2" draw:layer="layout" svg:width="27.999cm" svg:height="15.157cm" svg:x="0.001cm" svg:y="0cm">
          <draw:image xlink:href="Pictures/1000000000000329000001B60DAC9F3064A2D3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2" draw:layer="layout" svg:width="27.999cm" svg:height="15.565cm" svg:x="0cm" svg:y="0cm">
          <draw:image xlink:href="Pictures/100000000000031B000001BA65DAC99D9B069C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2" draw:layer="layout" svg:width="27.999cm" svg:height="15.07cm" svg:x="0.001cm" svg:y="0.17cm">
          <draw:image xlink:href="Pictures/100000000000032A000001B4153EF03ABC7FA21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2" draw:layer="layout" svg:width="27.999cm" svg:height="15.35cm" svg:x="0.195cm" svg:y="0.144cm">
          <draw:image xlink:href="Pictures/1000000000000328000001BBE52D0F33230A836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2" draw:layer="layout" svg:width="27.999cm" svg:height="15.035cm" svg:x="-0.254cm" svg:y="0.254cm">
          <draw:image xlink:href="Pictures/100000000000032A000001B39001BF1D243DD8F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" draw:text-style-name="P2" draw:layer="layout" svg:width="26.454cm" svg:height="14.884cm" svg:x="0.978cm" svg:y="0.356cm">
          <draw:image xlink:href="Pictures/10000000000002EE000001A64D4B583AE988285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2" draw:layer="layout" svg:width="25.395cm" svg:height="14.425cm" svg:x="1.275cm" svg:y="0.053cm">
          <draw:image xlink:href="Pictures/10000000000002D000000199C41268E4E9C66B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2" draw:text-style-name="P2" draw:layer="layout" svg:width="25.395cm" svg:height="14.425cm" svg:x="1.362cm" svg:y="0.508cm">
          <draw:image xlink:href="Pictures/10000000000002D000000199778CDCEBC94956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2" draw:text-style-name="P2" draw:layer="layout" svg:width="25.395cm" svg:height="14.637cm" svg:x="1.275cm" svg:y="0.095cm">
          <draw:image xlink:href="Pictures/10000000000002D00000019F601E0E7F7BF2B2F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2" draw:text-style-name="P2" draw:layer="layout" svg:width="27.848cm" svg:height="15.749cm" svg:x="0.136cm" svg:y="0cm">
          <draw:image xlink:href="Pictures/10000000000004D4000002BB97EE15C6ABA5E9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5:24:14.222733763</meta:creation-date>
    <meta:editing-duration>PT1H10M18S</meta:editing-duration>
    <meta:editing-cycles>11</meta:editing-cycles>
    <meta:generator>LibreOffice/6.4.7.2$Linux_X86_64 LibreOffice_project/40$Build-2</meta:generator>
    <dc:title>DNA</dc:title>
    <dc:date>2022-08-31T17:54:59.085757106</dc:date>
    <meta:document-statistic meta:object-count="62"/>
  </office:meta>
</office:document-meta>
</file>